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28b84" officeooo:paragraph-rsid="00128b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**</text:p>
      <text:p text:style-name="P1"><text:tab/> * 使用字节输入流来读取文件,输出到控制台</text:p>
      <text:p text:style-name="P1"><text:tab/> * 单个字节读取的效率低</text:p>
      <text:p text:style-name="P1"><text:tab/> */</text:p>
      <text:p text:style-name="P1"><text:tab/>public static void main(String[] args) {</text:p>
      <text:p text:style-name="P1"><text:tab/><text:tab/>// TODO Auto-generated method stub</text:p>
      <text:p text:style-name="P1"><text:tab/><text:tab/>reader();</text:p>
      <text:p text:style-name="P1"><text:tab/>}</text:p>
      <text:p text:style-name="P1"><text:s text:c="3"/>public static void reader(){</text:p>
      <text:p text:style-name="P1"><text:tab/> <text:s text:c="2"/>//创建字节输入流对象</text:p>
      <text:p text:style-name="P1"><text:tab/> <text:s text:c="2"/>InputStream in=null;</text:p>
      <text:p text:style-name="P1"><text:tab/> <text:s text:c="2"/>try {</text:p>
      <text:p text:style-name="P1"><text:tab/><text:tab/> in=new FileInputStream("a.txt");</text:p>
      <text:p text:style-name="P1"><text:tab/><text:tab/> //定义一个字节数组</text:p>
      <text:p text:style-name="P1"><text:s text:c="8"/>byte[] bs=new byte[1024];</text:p>
      <text:p text:style-name="P1"><text:s text:c="8"/>//向字节数组中存储数据,返回读取的部分长度的字节</text:p>
      <text:p text:style-name="P1"><text:s text:c="8"/>int len=in.read(bs,0,3);</text:p>
      <text:p text:style-name="P1"><text:s text:c="8"/>//转换成字符串</text:p>
      <text:p text:style-name="P1"><text:s text:c="8"/>System.out.println(len);</text:p>
      <text:p text:style-name="P1"><text:s text:c="2"/>System.out.println(new String(bs,0,len));</text:p>
      <text:p text:style-name="P1"><text:tab/><text:tab/> </text:p>
      <text:p text:style-name="P1"><text:tab/>} catch (FileNotFoundException e) {</text:p>
      <text:p text:style-name="P1"><text:tab/><text:tab/>// TODO Auto-generated catch block</text:p>
      <text:p text:style-name="P1"><text:tab/><text:tab/>e.printStackTrace();</text:p>
      <text:p text:style-name="P1"><text:tab/>}catch(IOException e){</text:p>
      <text:p text:style-name="P1"><text:tab/><text:tab/>e.printStackTrace();</text:p>
      <text:p text:style-name="P1"><text:tab/>}</text:p>
      <text:p text:style-name="P1"><text:s text:c="3"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4M4S</meta:editing-duration>
    <meta:editing-cycles>3</meta:editing-cycles>
    <meta:generator>LibreOffice/5.3.0.3$Windows_X86_64 LibreOffice_project/7074905676c47b82bbcfbea1aeefc84afe1c50e1</meta:generator>
    <dc:date>2017-12-29T10:29:41.528000000</dc:date>
    <meta:document-statistic meta:table-count="0" meta:image-count="0" meta:object-count="0" meta:page-count="1" meta:paragraph-count="28" meta:word-count="130" meta:character-count="598" meta:non-whitespace-character-count="478"/>
    <meta:user-defined meta:name="Info 1"/>
    <meta:user-defined meta:name="Info 2"/>
    <meta:user-defined meta:name="Info 3"/>
    <meta:user-defined meta:name="Info 4"/>
  </office:meta>
</office:document-meta>
</file>